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第一行</text:p>
      <text:p text:style-name="Standard">第二行</text:p>
      <text:p text:style-name="Standard">第三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Jansen</meta:initial-creator>
    <meta:creation-date>2014-01-23T14:38:23</meta:creation-date>
    <dc:date>2014-09-15T15:26:09.627954192</dc:date>
    <dc:creator>Patrick Huang</dc:creator>
    <meta:editing-duration>PT1M32S</meta:editing-duration>
    <meta:editing-cycles>1</meta:editing-cycles>
    <meta:generator>LibreOffice/4.2.4.2$Linux_X86_64 LibreOffice_project/420$Build-2</meta:generator>
    <meta:document-statistic meta:table-count="0" meta:image-count="0" meta:object-count="0" meta:page-count="1" meta:paragraph-count="3" meta:word-count="9" meta:character-count="9" meta:non-whitespace-character-count="9"/>
  </office:meta>
</office:document-meta>
</file>